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2673in" style:type="right" style:leader-style="dotted" style:leader-text="."/>
        </style:tab-stops>
      </style:paragraph-properties>
    </style:style>
    <style:style style:name="P26" style:family="paragraph" style:parent-style-name="Contents_20_2">
      <style:paragraph-properties>
        <style:tab-stops>
          <style:tab-stop style:position="6.0673in" style:type="right" style:leader-style="dotted" style:leader-text="."/>
        </style:tab-stops>
      </style:paragraph-properties>
    </style:style>
    <style:style style:name="P27" style:family="paragraph" style:parent-style-name="Standard">
      <style:text-properties fo:font-size="6pt" style:font-size-asian="6pt" style:font-size-complex="6pt"/>
    </style:style>
    <style:style style:name="P28" style:family="paragraph" style:parent-style-name="Standard" style:master-page-name="First_20_Page">
      <style:paragraph-properties style:page-number="auto"/>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2" style:master-page-name="">
      <style:paragraph-properties style:page-number="auto" fo:break-before="page"/>
    </style:style>
    <style:style style:name="P32" style:family="paragraph" style:parent-style-name="Heading_20_3">
      <style:text-propertie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List_20_1_20_Cont.">
      <style:text-properties fo:font-style="normal" style:font-style-asian="normal" style:font-style-complex="normal"/>
    </style:style>
    <style:style style:name="P35" style:family="paragraph" style:parent-style-name="List_20_1_20_Cont.">
      <style:text-properties fo:font-style="normal" fo:font-weight="normal" style:font-style-asian="normal" style:font-weight-asian="normal" style:font-style-complex="normal" style:font-weight-complex="normal"/>
    </style:style>
    <style:style style:name="P36" style:family="paragraph" style:parent-style-name="List_20_1_20_End">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6/04/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8"/>
      <text:list xml:id="list34213045" text:style-name="Outline">
        <text:list-item>
          <text:h text:style-name="P3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5"><text:s/>0. <text:s/>Document Control<text:tab/>2</text:p>
          <text:p text:style-name="P26"><text:s/>0.1. <text:s/>Table of Contents<text:tab/>2</text:p>
          <text:p text:style-name="P26"><text:s/>0.2. <text:s/>References<text:tab/>2</text:p>
          <text:p text:style-name="P26"><text:s/>0.3. <text:s/>Document History<text:tab/>3</text:p>
          <text:p text:style-name="P26"><text:s/>0.4. <text:s/>Copyright<text:tab/>3</text:p>
          <text:p text:style-name="P25"><text:s/>1. <text:s/>Overview<text:tab/>4</text:p>
          <text:p text:style-name="P26"><text:s/>1.1. <text:s/>Package Overview<text:tab/>4</text:p>
          <text:p text:style-name="P25"><text:s/>2. <text:s/>Package Detail<text:tab/>6</text:p>
          <text:p text:style-name="P26"><text:s/>2.1. <text:s/>vdmj<text:tab/>6</text:p>
          <text:p text:style-name="P26"><text:s/>2.2. <text:s/>vdmj.lex<text:tab/>7</text:p>
          <text:p text:style-name="P26"><text:s/>2.3. <text:s/>vdmj.syntax<text:tab/>10</text:p>
          <text:p text:style-name="P26"><text:s/>2.4. <text:s/>vdmj.ast<text:tab/>12</text:p>
          <text:p text:style-name="P26"><text:s/>2.5. <text:s/>vdmj.types<text:tab/>12</text:p>
          <text:p text:style-name="P26"><text:s/>2.6. <text:s/>vdmj.expressions<text:tab/>14</text:p>
          <text:p text:style-name="P26"><text:s/>2.7. <text:s/>vdmj.statements <text:tab/>16</text:p>
          <text:p text:style-name="P26"><text:s/>2.8. <text:s/>vdmj.patterns<text:tab/>17</text:p>
          <text:p text:style-name="P26"><text:s/>2.9. <text:s/>vdmj.traces<text:tab/>18</text:p>
          <text:p text:style-name="P26"><text:s/>2.10. <text:s/>vdmj.definitions<text:tab/>20</text:p>
          <text:p text:style-name="P26"><text:s/>2.11. <text:s/>vdmj.modules<text:tab/>23</text:p>
          <text:p text:style-name="P26"><text:s/>2.12. <text:s/>vdmj.typechecker<text:tab/>24</text:p>
          <text:p text:style-name="P26"><text:s/>2.13. <text:s/>vdmj.pog<text:tab/>26</text:p>
          <text:p text:style-name="P26"><text:s/>2.14. <text:s/>vdmj.runtime<text:tab/>29</text:p>
          <text:p text:style-name="P26"><text:s/>2.15. <text:s/>vdmj.scheduler<text:tab/>34</text:p>
          <text:p text:style-name="P26"><text:s/>2.16. <text:s/>vdmj.values<text:tab/>44</text:p>
          <text:p text:style-name="P26"><text:s/>2.17. <text:s/>vdmj.commands<text:tab/>47</text:p>
          <text:p text:style-name="P26"><text:s/>2.18. <text:s/>vdmj.messages<text:tab/>47</text:p>
          <text:p text:style-name="P26"><text:s/>2.19. <text:s/>vdmj.debug<text:tab/>48</text:p>
          <text:p text:style-name="P26"><text:s/>2.20. <text:s/>vdmj.config<text:tab/>51</text:p>
          <text:p text:style-name="P26"><text:s/>2.21. <text:s/>vdmj.util<text:tab/>52</text:p>
          <text:p text:style-name="P25"><text:s/>3. <text:s/>External Interfaces<text:tab/>53</text:p>
          <text:p text:style-name="P26"><text:s/>3.1. <text:s/>The Native Call Interface<text:tab/>53</text:p>
          <text:p text:style-name="P26"><text:s/>3.2. <text:s/>The Remote Control Interface<text:tab/>53</text:p>
        </text:index-body>
      </text:table-of-content>
      <text:list xml:id="list34220671" text:continue-numbering="true" text:style-name="Outline">
        <text:list-item>
          <text:list>
            <text:list-item>
              <text:h text:style-name="P29" text:outline-level="2">References</text:h>
            </text:list-item>
          </text:list>
        </text:list-item>
      </text:list>
      <text:list xml:id="list34212149"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4226192" text:continue-list="list34220671"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16/04/10</text:modification-date></text:p>
          </table:table-cell>
          <table:table-cell table:style-name="DocHistory.A1" office:value-type="string">
            <text:p text:style-name="Table_20_Contents">Updated for Overture 0.2.0, added new scheduling details</text:p>
          </table:table-cell>
        </table:table-row>
      </table:table>
      <text:list xml:id="list3422588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4209886"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4196911"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was originally to permit the Overture AST to be used by VDMJ, but without changing the 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4213339"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more normal *.vdmsl, *.vdmpp or *.vdmrt)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dm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dm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4208761"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4205963"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4222614"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4222820"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422378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4202373"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4216042"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4202767"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text:soft-page-break/>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4220046"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4201344"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4212443"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4200173"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34204624"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4212624"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ext:soft-page-break/>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4204298"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4221601"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4222157"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4220592"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ext:soft-page-break/>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4210304"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text:soft-page-break/>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text:soft-page-break/>See section 2.14 for more information about runtime variable access.</text:p>
      <text:p text:style-name="Text_20_body">The SystemDefinition class is a subclass of ClassDefinition, and adds VDM-RT specific processing for system classes. The implicit definition generation (see section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4194905" text:continue-list="list34220592"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4207653"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ext:soft-page-break/>The ModuleList class is important because it contains the "initialize" method which is used to set the initial state of all modules when the interpreter is started.</text:p>
      <text:list xml:id="list34222581"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4224665" text:continue-list="list34210304"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text:soft-page-break/>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419593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text:soft-page-break/>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4208170" text:continue-list="list34222581"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211315"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ext:soft-page-break/>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soft-page-break/><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ext:soft-page-break/>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4218845"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4211012"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ext:soft-page-break/>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ext:soft-page-break/>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text:soft-page-break/>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420630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4207762" text:continue-list="list34195937" text:style-name="List_20_1">
        <text:list-item>
          <text:p text:style-name="List_20_1_20_Start">The runtime system is initialized from the ClassList or ModuleList classes' initialize<text:span text:style-name="T4"> method.</text:span></text:p>
        </text:list-item>
        <text:list-item>
          <text:p text:style-name="P34">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4">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4222001"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5">Lastly, local definitions are used to override anything inherited, and the set of members are passed, together with the superclass objects, to the ObjectValue constructor.</text:p>
        </text:list-item>
        <text:list-item>
          <text:p text:style-name="P36">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4198061" text:continue-list="list34206305" text:style-name="Outline">
        <text:list-item>
          <text:list>
            <text:list-item>
              <text:h text:style-name="P31"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ext:soft-page-break/>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ext:s/>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a timeslice). With VDM-RT, in the event that all of its threads are blocked waiting to move system time, the policy will identify this fact and identify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text:soft-page-break/>while (!idle &amp;&amp; main thread is not COMPLETE);</text:p>
      <text:p text:style-name="Preformatted_20_Text"/>
      <text:p text:style-name="Preformatted_20_Text"/>
      <text:p text:style-name="Text_20_body">The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all its runnable threads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One of the (now) runnable threads will be scheduled, according to policy.</text:p>
      <text:p text:style-name="Text_20_body">The reschedule method for the CPUResource is the most complex of the two resource types. It performs the following outline:</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running != best)<text:tab/>// We swapped</text:p>
      <text:p text:style-name="Preformatted_20_Text"><text:tab/>{</text:p>
      <text:p text:style-name="Preformatted_20_Text"><text:tab/><text:tab/>if (running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running = best;</text:p>
      <text:p text:style-name="Preformatted_20_Text"><text:tab/>running.runslice(policy.getTimeslice());</text:p>
      <text:p text:style-name="Preformatted_20_Text"/>
      <text:p text:style-name="Preformatted_20_Text"><text:tab/>if (running.getRunState() == RunState.COMPLETE)</text:p>
      <text:p text:style-name="Preformatted_20_Text"><text:tab/>{</text:p>
      <text:p text:style-name="Preformatted_20_Text"><text:tab/><text:tab/>RTLogger.log("ThreadSwapOut...);</text:p>
      <text:p text:style-name="Preformatted_20_Text"><text:tab/><text:tab/>RTLogger.log("ThreadKill...);</text:p>
      <text:p text:style-name="Preformatted_20_Text"><text:tab/><text:tab/>running = null;</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is first uses the policy to determine the best thread to run next. If there is none (the CPU is idle) it returns false. Otherwise the best thread is picked up, and if it is not the one currently running on the <text:soft-page-break/>CPU, the old one is swapped out and the new one is swapped in (possibly with a delay).</text:p>
      <text:p text:style-name="Text_20_body">The new running thread is then set, and it is allowed to run for the timeslice given by the policy. Then when the timeslice is over (or the execution ends) if the thread is complete the thread is swapped out and killed. In any event, true is returned to the resource scheduler because this resource did something (it was not idle).</text:p>
      <text:p text:style-name="Text_20_body">There are two policies implemented: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20).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soft-page-break/><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text:soft-page-break/></text:p>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text:soft-page-break/>another thread), suspending again with a smaller request if not. The support for this is in the duration method of SchedulableThread:</text:p>
      <text:p text:style-name="Text_20_body"/>
      <text:p text:style-name="Preformatted_20_Text"/>
      <text:p text:style-name="Preformatted_20_Text"/>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RunState.TIMESTEP, RunState.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 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reschedule yields control to the resource scheduler while keeping the thread RUNNABLE.</text:p>
      <text:p text:style-name="Preformatted_20_Text"/>
      <text:p text:style-name="Text_20_body"><text:soft-page-break/>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text:soft-page-break/>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soft-page-break/><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soft-page-break/><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4202727"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34209758"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ext:soft-page-break/>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text:soft-page-break/>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422478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ext:soft-page-break/>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4216342"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34204642"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4214136"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text:soft-page-break/></text:p>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9).</text:p>
      <text:p text:style-name="Text_20_body">The RTLogger is used by VDM-RT specifications to write loggable events – such that the timing diagram can be analysed using <text:span text:style-name="T4">Overture's real-time log viewer. The class caches events in memory, occasionally flushing them out to a given PrintStream. By default this is the Console. It is also possible to turn logging off (the default state), which causes log events to be discarded.</text:span></text:p>
      <text:list xml:id="list34197494"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text:soft-page-break/>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ext:soft-page-break/>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4226611" text:continue-numbering="true" text:style-name="Outline">
        <text:list-item>
          <text:list>
            <text:list-item>
              <text:list>
                <text:list-item>
                  <text:h text:style-name="P32"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text:soft-page-break/>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4206760"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4196197" text:continue-numbering="true" text:style-name="Outline">
        <text:list-item>
          <text:list>
            <text:list-item>
              <text:h text:style-name="Heading_20_2" text:outline-level="2"><text:soft-page-break/>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4221456"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4209116"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6/04/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54</text:page-number> of <text:page-count style:num-format="1">54</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16/04/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63</meta:editing-cycles>
    <meta:editing-duration>PT54H08M59S</meta:editing-duration>
    <dc:date>2010-04-16T14:09:40.37</dc:date>
    <meta:keyword>VDMJ</meta:keyword>
    <dc:subject>VDMJ</dc:subject>
    <dc:creator>Nick Battle</dc:creator>
    <meta:document-statistic meta:table-count="40" meta:image-count="0" meta:object-count="0" meta:page-count="54" meta:paragraph-count="1663" meta:word-count="23904" meta:character-count="152519"/>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